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italic"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5pt" fo:font-style="normal" style:text-underline-style="none" fo:font-weight="normal" style:text-blinking="false" fo:background-color="transparent"/>
    </style:style>
    <style:style style:name="P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4b615" officeooo:paragraph-rsid="0004b615" style:text-blinking="false" fo:background-color="transparent"/>
    </style:style>
    <style:style style:name="P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4b615" officeooo:paragraph-rsid="0008c754" style:text-blinking="false" fo:background-color="transparent"/>
    </style:style>
    <style:style style:name="T1" style:family="text">
      <style:text-properties officeooo:rsid="0004b615"/>
    </style:style>
    <style:style style:name="T2" style:family="text">
      <style:text-properties officeooo:rsid="00073419"/>
    </style:style>
    <style:style style:name="T3" style:family="text">
      <style:text-properties officeooo:rsid="0009554e"/>
    </style:style>
    <style:style style:name="T4" style:family="text">
      <style:text-properties officeooo:rsid="000ce7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5e61d12-6705-5351-34d4-d2904a489c6f"/>GENTILLON Loris</text:p>
      <text:p text:style-name="P2">SURIER GARUFALO Aurelien</text:p>
      <text:p text:style-name="Text_20_body"/>
      <text:p text:style-name="P3">PRODCONS - Compte rendu</text:p>
      <text:p text:style-name="Text_20_body"/>
      <text:p text:style-name="P1">Temps effectif passé :</text:p>
      <text:p text:style-name="Text_20_body"/>
      <text:p text:style-name="P2">Environ une dizaine d’heure pour chacun d’entre nous. Du temps a été perdu notamment sur la compréhension du code fourni ainsi que des options données ; et également dans la résolution de bug étranges (aka un reboot du pc et les bugs s’étaient résolus d’eux mêmes).</text:p>
      <text:p text:style-name="Text_20_body"/>
      <text:p text:style-name="P1">Objectifs atteint<text:span text:style-name="T1">s</text:span>:</text:p>
      <text:p text:style-name="Text_20_body"/>
      <text:list xml:id="list677029813" text:style-name="L1">
        <text:list-item>
          <text:p text:style-name="P4">Objectif 1 : <text:span text:style-name="T2">Version partiellement fonctionnelle, si on ne rajoute pas de timer cela fonctionne mais des l’instant où on les active on passe en séquentiel avec un traitement d’un message par un message.</text:span></text:p>
        </text:list-item>
        <text:list-item>
          <text:p text:style-name="P4">Objectif 2 : <text:span text:style-name="T2">Version parfaitement fonctionnelle.</text:span></text:p>
        </text:list-item>
        <text:list-item>
          <text:p text:style-name="P4">Objectif 3 : <text:span text:style-name="T3">Version parfaitement fonctionnelle.</text:span></text:p>
        </text:list-item>
        <text:list-item>
          <text:p text:style-name="P5">Objectif 4 : <text:span text:style-name="T2">Version partiellement fonctionnelle, les timers aléatoires fonctionnent mais à cause de la façon dont a été réalisée la gestion des consommateur on se retrouve avec une boucle auquel on rajoute des wait...</text:span></text:p>
        </text:list-item>
        <text:list-item>
          <text:p text:style-name="P4">Objectif 5 :</text:p>
        </text:list-item>
        <text:list-item>
          <text:p text:style-name="P4">Objectif 6 : <text:span text:style-name="T4">partiellement réalisée, non fonctionnelle.</text:span></text:p>
        </text:list-item>
      </text:list>
      <text:p text:style-name="Text_20_body"><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01:28:01.047997124</meta:creation-date>
    <dc:date>2017-12-18T02:33:40.124395199</dc:date>
    <meta:editing-duration>PT53M54S</meta:editing-duration>
    <meta:editing-cycles>7</meta:editing-cycles>
    <meta:generator>LibreOffice/5.4.4.1$Linux_X86_64 LibreOffice_project/40$Build-1</meta:generator>
    <meta:document-statistic meta:table-count="0" meta:image-count="0" meta:object-count="0" meta:page-count="1" meta:paragraph-count="13" meta:word-count="158" meta:character-count="963" meta:non-whitespace-character-count="817"/>
  </office:meta>
</office:document-meta>
</file>